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026205" calcext:value-type="float">
            <text:p>0,026205</text:p>
          </table:table-cell>
          <table:table-cell table:style-name="Default" office:value-type="float" office:value="0.000451" calcext:value-type="float">
            <text:p>0,000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5277" calcext:value-type="float">
            <text:p>0,015277</text:p>
          </table:table-cell>
          <table:table-cell table:style-name="Default" office:value-type="float" office:value="0.000224" calcext:value-type="float">
            <text:p>0,000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1102" calcext:value-type="float">
            <text:p>0,011102</text:p>
          </table:table-cell>
          <table:table-cell table:style-name="Default" office:value-type="float" office:value="0.000221" calcext:value-type="float">
            <text:p>0,00022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0.0088311" calcext:value-type="float">
            <text:p>0,0088311</text:p>
          </table:table-cell>
          <table:table-cell table:style-name="Default" office:value-type="float" office:value="0.00022" calcext:value-type="float">
            <text:p>0,00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73861" calcext:value-type="float">
            <text:p>0,0073861</text:p>
          </table:table-cell>
          <table:table-cell table:style-name="Default" office:value-type="float" office:value="0.000214" calcext:value-type="float">
            <text:p>0,000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3761" calcext:value-type="float">
            <text:p>0,0063761</text:p>
          </table:table-cell>
          <table:table-cell table:style-name="Default" office:value-type="float" office:value="0.000207" calcext:value-type="float">
            <text:p>0,000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6261" calcext:value-type="float">
            <text:p>0,0056261</text:p>
          </table:table-cell>
          <table:table-cell table:style-name="Default" office:value-type="float" office:value="0.000199" calcext:value-type="float">
            <text:p>0,000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0431" calcext:value-type="float">
            <text:p>0,0050431</text:p>
          </table:table-cell>
          <table:table-cell table:style-name="Default" office:value-type="float" office:value="0.000191" calcext:value-type="float">
            <text:p>0,000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5791" calcext:value-type="float">
            <text:p>0,0045791</text:p>
          </table:table-cell>
          <table:table-cell table:style-name="Default" office:value-type="float" office:value="0.000184" calcext:value-type="float">
            <text:p>0,000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1981" calcext:value-type="float">
            <text:p>0,0041981</text:p>
          </table:table-cell>
          <table:table-cell table:style-name="Default" office:value-type="float" office:value="0.000177" calcext:value-type="float">
            <text:p>0,000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8793" calcext:value-type="float">
            <text:p>0,0038793</text:p>
          </table:table-cell>
          <table:table-cell table:style-name="Default" office:value-type="float" office:value="0.00017" calcext:value-type="float">
            <text:p>0,00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6082" calcext:value-type="float">
            <text:p>0,0036082</text:p>
          </table:table-cell>
          <table:table-cell table:style-name="Default" office:value-type="float" office:value="0.000164" calcext:value-type="float">
            <text:p>0,000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3747" calcext:value-type="float">
            <text:p>0,0033747</text:p>
          </table:table-cell>
          <table:table-cell table:style-name="Default" office:value-type="float" office:value="0.000158" calcext:value-type="float">
            <text:p>0,000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1714" calcext:value-type="float">
            <text:p>0,0031714</text:p>
          </table:table-cell>
          <table:table-cell table:style-name="Default" office:value-type="float" office:value="0.000153" calcext:value-type="float">
            <text:p>0,000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924" calcext:value-type="float">
            <text:p>0,0029924</text:p>
          </table:table-cell>
          <table:table-cell table:style-name="Default" office:value-type="float" office:value="0.000148" calcext:value-type="float">
            <text:p>0,000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289" calcext:value-type="float">
            <text:p>0,0029289</text:p>
          </table:table-cell>
          <table:table-cell office:value-type="float" office:value="0.0000358" calcext:value-type="float">
            <text:p>3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099" calcext:value-type="float">
            <text:p>0,0029099</text:p>
          </table:table-cell>
          <table:table-cell office:value-type="float" office:value="0.0000342" calcext:value-type="float">
            <text:p>3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909" calcext:value-type="float">
            <text:p>0,0028909</text:p>
          </table:table-cell>
          <table:table-cell office:value-type="float" office:value="0.0000327" calcext:value-type="float">
            <text:p>3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721" calcext:value-type="float">
            <text:p>0,0028721</text:p>
          </table:table-cell>
          <table:table-cell office:value-type="float" office:value="0.0000311" calcext:value-type="float">
            <text:p>3,1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535" calcext:value-type="float">
            <text:p>0,0028535</text:p>
          </table:table-cell>
          <table:table-cell office:value-type="float" office:value="0.0000299" calcext:value-type="float">
            <text:p>2,9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349" calcext:value-type="float">
            <text:p>0,0028349</text:p>
          </table:table-cell>
          <table:table-cell office:value-type="float" office:value="0.0000286" calcext:value-type="float">
            <text:p>2,8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165" calcext:value-type="float">
            <text:p>0,0028165</text:p>
          </table:table-cell>
          <table:table-cell office:value-type="float" office:value="0.0000276" calcext:value-type="float">
            <text:p>2,7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982" calcext:value-type="float">
            <text:p>0,0027982</text:p>
          </table:table-cell>
          <table:table-cell office:value-type="float" office:value="0.0000265" calcext:value-type="float">
            <text:p>2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8" calcext:value-type="float">
            <text:p>0,00278</text:p>
          </table:table-cell>
          <table:table-cell office:value-type="float" office:value="0.0000255" calcext:value-type="float">
            <text:p>2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62" calcext:value-type="float">
            <text:p>0,002762</text:p>
          </table:table-cell>
          <table:table-cell office:value-type="float" office:value="0.0000246" calcext:value-type="float">
            <text:p>2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441" calcext:value-type="float">
            <text:p>0,0027441</text:p>
          </table:table-cell>
          <table:table-cell office:value-type="float" office:value="0.0000237" calcext:value-type="float">
            <text:p>2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263" calcext:value-type="float">
            <text:p>0,0027263</text:p>
          </table:table-cell>
          <table:table-cell office:value-type="float" office:value="0.0000228" calcext:value-type="float">
            <text:p>2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086" calcext:value-type="float">
            <text:p>0,0027086</text:p>
          </table:table-cell>
          <table:table-cell office:value-type="float" office:value="0.0000221" calcext:value-type="float">
            <text:p>2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91" calcext:value-type="float">
            <text:p>0,002691</text:p>
          </table:table-cell>
          <table:table-cell office:value-type="float" office:value="0.0000214" calcext:value-type="float">
            <text:p>2,1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736" calcext:value-type="float">
            <text:p>0,0026736</text:p>
          </table:table-cell>
          <table:table-cell office:value-type="float" office:value="0.0000208" calcext:value-type="float">
            <text:p>2,0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562" calcext:value-type="float">
            <text:p>0,0026562</text:p>
          </table:table-cell>
          <table:table-cell office:value-type="float" office:value="0.0000203" calcext:value-type="float">
            <text:p>2,0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39" calcext:value-type="float">
            <text:p>0,002639</text:p>
          </table:table-cell>
          <table:table-cell office:value-type="float" office:value="0.0000197" calcext:value-type="float">
            <text:p>1,9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219" calcext:value-type="float">
            <text:p>0,0026219</text:p>
          </table:table-cell>
          <table:table-cell office:value-type="float" office:value="0.0000192" calcext:value-type="float">
            <text:p>1,9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049" calcext:value-type="float">
            <text:p>0,0026049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88" calcext:value-type="float">
            <text:p>0,002588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712" calcext:value-type="float">
            <text:p>0,0025712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546" calcext:value-type="float">
            <text:p>0,0025546</text:p>
          </table:table-cell>
          <table:table-cell office:value-type="float" office:value="0.0000176" calcext:value-type="float">
            <text:p>1,7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38" calcext:value-type="float">
            <text:p>0,002538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216" calcext:value-type="float">
            <text:p>0,00252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052" calcext:value-type="float">
            <text:p>0,0025052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89" calcext:value-type="float">
            <text:p>0,00248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729" calcext:value-type="float">
            <text:p>0,002472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569" calcext:value-type="float">
            <text:p>0,0024569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409" calcext:value-type="float">
            <text:p>0,002440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251" calcext:value-type="float">
            <text:p>0,0024251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094" calcext:value-type="float">
            <text:p>0,0024094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938" calcext:value-type="float">
            <text:p>0,002393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783" calcext:value-type="float">
            <text:p>0,0023783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629" calcext:value-type="float">
            <text:p>0,002362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476" calcext:value-type="float">
            <text:p>0,0023476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324" calcext:value-type="float">
            <text:p>0,002332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172" calcext:value-type="float">
            <text:p>0,0023172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023" calcext:value-type="float">
            <text:p>0,0023023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874" calcext:value-type="float">
            <text:p>0,0022874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725" calcext:value-type="float">
            <text:p>0,0022725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578" calcext:value-type="float">
            <text:p>0,0022578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432" calcext:value-type="float">
            <text:p>0,0022432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287" calcext:value-type="float">
            <text:p>0,0022287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142" calcext:value-type="float">
            <text:p>0,0022142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999" calcext:value-type="float">
            <text:p>0,002199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856" calcext:value-type="float">
            <text:p>0,002185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715" calcext:value-type="float">
            <text:p>0,0021715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574" calcext:value-type="float">
            <text:p>0,002157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434" calcext:value-type="float">
            <text:p>0,002143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296" calcext:value-type="float">
            <text:p>0,002129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158" calcext:value-type="float">
            <text:p>0,0021158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021" calcext:value-type="float">
            <text:p>0,0021021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884" calcext:value-type="float">
            <text:p>0,002088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749" calcext:value-type="float">
            <text:p>0,0020749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615" calcext:value-type="float">
            <text:p>0,0020615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481" calcext:value-type="float">
            <text:p>0,0020481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349" calcext:value-type="float">
            <text:p>0,0020349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217" calcext:value-type="float">
            <text:p>0,0020217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086" calcext:value-type="float">
            <text:p>0,0020086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956" calcext:value-type="float">
            <text:p>0,0019956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827" calcext:value-type="float">
            <text:p>0,0019827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698" calcext:value-type="float">
            <text:p>0,0019698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571" calcext:value-type="float">
            <text:p>0,0019571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444" calcext:value-type="float">
            <text:p>0,0019444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318" calcext:value-type="float">
            <text:p>0,0019318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193" calcext:value-type="float">
            <text:p>0,001919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069" calcext:value-type="float">
            <text:p>0,0019069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945" calcext:value-type="float">
            <text:p>0,0018945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822" calcext:value-type="float">
            <text:p>0,001882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7" calcext:value-type="float">
            <text:p>0,00187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579" calcext:value-type="float">
            <text:p>0,0018579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459" calcext:value-type="float">
            <text:p>0,0018459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34" calcext:value-type="float">
            <text:p>0,00183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221" calcext:value-type="float">
            <text:p>0,0018221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103" calcext:value-type="float">
            <text:p>0,0018103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985" calcext:value-type="float">
            <text:p>0,0017985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869" calcext:value-type="float">
            <text:p>0,001786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753" calcext:value-type="float">
            <text:p>0,001775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638" calcext:value-type="float">
            <text:p>0,0017638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524" calcext:value-type="float">
            <text:p>0,0017524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41" calcext:value-type="float">
            <text:p>0,001741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298" calcext:value-type="float">
            <text:p>0,0017298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186" calcext:value-type="float">
            <text:p>0,0017186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074" calcext:value-type="float">
            <text:p>0,0017074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964" calcext:value-type="float">
            <text:p>0,0016964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854" calcext:value-type="float">
            <text:p>0,001685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745" calcext:value-type="float">
            <text:p>0,0016745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636" calcext:value-type="float">
            <text:p>0,0016636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528" calcext:value-type="float">
            <text:p>0,0016528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421" calcext:value-type="float">
            <text:p>0,0016421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315" calcext:value-type="float">
            <text:p>0,0016315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209" calcext:value-type="float">
            <text:p>0,0016209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104" calcext:value-type="float">
            <text:p>0,0016104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" calcext:value-type="float">
            <text:p>0,0016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896" calcext:value-type="float">
            <text:p>0,0015896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793" calcext:value-type="float">
            <text:p>0,001579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691" calcext:value-type="float">
            <text:p>0,0015691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589" calcext:value-type="float">
            <text:p>0,0015589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489" calcext:value-type="float">
            <text:p>0,0015489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388" calcext:value-type="float">
            <text:p>0,0015388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288" calcext:value-type="float">
            <text:p>0,0015288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19" calcext:value-type="float">
            <text:p>0,001519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091" calcext:value-type="float">
            <text:p>0,0015091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993" calcext:value-type="float">
            <text:p>0,0014993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896" calcext:value-type="float">
            <text:p>0,0014896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8" calcext:value-type="float">
            <text:p>0,00148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704" calcext:value-type="float">
            <text:p>0,0014704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608" calcext:value-type="float">
            <text:p>0,0014608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514" calcext:value-type="float">
            <text:p>0,0014514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42" calcext:value-type="float">
            <text:p>0,001442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327" calcext:value-type="float">
            <text:p>0,0014327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234" calcext:value-type="float">
            <text:p>0,0014234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141" calcext:value-type="float">
            <text:p>0,0014141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05" calcext:value-type="float">
            <text:p>0,001405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959" calcext:value-type="float">
            <text:p>0,0013959</text:p>
          </table:table-cell>
          <table:table-cell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869" calcext:value-type="float">
            <text:p>0,0013869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779" calcext:value-type="float">
            <text:p>0,0013779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689" calcext:value-type="float">
            <text:p>0,0013689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601" calcext:value-type="float">
            <text:p>0,0013601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513" calcext:value-type="float">
            <text:p>0,0013513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425" calcext:value-type="float">
            <text:p>0,0013425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338" calcext:value-type="float">
            <text:p>0,0013338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252" calcext:value-type="float">
            <text:p>0,0013252</text:p>
          </table:table-cell>
          <table:table-cell office:value-type="float" office:value="0.0000118" calcext:value-type="float">
            <text:p>1,1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166" calcext:value-type="float">
            <text:p>0,0013166</text:p>
          </table:table-cell>
          <table:table-cell office:value-type="float" office:value="0.0000117" calcext:value-type="float">
            <text:p>1,1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995" calcext:value-type="float">
            <text:p>0,0012995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912" calcext:value-type="float">
            <text:p>0,0012912</text:p>
          </table:table-cell>
          <table:table-cell office:value-type="float" office:value="0.0000115" calcext:value-type="float">
            <text:p>1,1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828" calcext:value-type="float">
            <text:p>0,0012828</text:p>
          </table:table-cell>
          <table:table-cell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5" calcext:value-type="float">
            <text:p>0,00185</text:p>
          </table:table-cell>
          <table:table-cell table:style-name="Default" office:value-type="float" office:value="0.00396" calcext:value-type="float">
            <text:p>0,00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26" calcext:value-type="float">
            <text:p>0,00326</text:p>
          </table:table-cell>
          <table:table-cell table:style-name="Default" office:value-type="float" office:value="0.00681" calcext:value-type="float">
            <text:p>0,00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34" calcext:value-type="float">
            <text:p>0,00634</text:p>
          </table:table-cell>
          <table:table-cell table:style-name="Default" office:value-type="float" office:value="0.0104" calcext:value-type="float">
            <text:p>0,0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2" calcext:value-type="float">
            <text:p>0,012</text:p>
          </table:table-cell>
          <table:table-cell table:style-name="Default" office:value-type="float" office:value="0.0141" calcext:value-type="float">
            <text:p>0,0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09" calcext:value-type="float">
            <text:p>0,0209</text:p>
          </table:table-cell>
          <table:table-cell table:style-name="Default" office:value-type="float" office:value="0.0185" calcext:value-type="float">
            <text:p>0,0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4" calcext:value-type="float">
            <text:p>0,034</text:p>
          </table:table-cell>
          <table:table-cell table:style-name="Default" office:value-type="float" office:value="0.0248" calcext:value-type="float">
            <text:p>0,0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69" calcext:value-type="float">
            <text:p>0,0469</text:p>
          </table:table-cell>
          <table:table-cell table:style-name="Default" office:value-type="float" office:value="0.0286" calcext:value-type="float">
            <text:p>0,0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08" calcext:value-type="float">
            <text:p>0,0508</text:p>
          </table:table-cell>
          <table:table-cell table:style-name="Default" office:value-type="float" office:value="0.0283" calcext:value-type="float">
            <text:p>0,028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00:31:27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2-01T00:31:39.345000000</dc:date>
    <meta:editing-duration>PT32S</meta:editing-duration>
    <meta:editing-cycles>2</meta:editing-cycles>
    <meta:document-statistic meta:table-count="1" meta:cell-count="453" meta:object-count="0"/>
  </office:meta>
</office:document-meta>
</file>